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99b71" officeooo:paragraph-rsid="00199b71"/>
    </style:style>
    <style:style style:name="T1" style:family="text">
      <style:text-properties fo:font-weight="bold"/>
    </style:style>
    <style:style style:name="T2"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tps://en.wikipedia.org/wiki/Soap</text:p>
      <text:p text:style-name="Text_20_body"/>
      <text:p text:style-name="Text_20_body">In <text:a xlink:type="simple" xlink:href="https://en.wikipedia.org/wiki/Chemistry" text:style-name="Internet_20_link" text:visited-style-name="Visited_20_Internet_20_Link">chemistry</text:a>, a <text:span text:style-name="T1">soap</text:span> is a <text:a xlink:type="simple" xlink:href="https://en.wikipedia.org/wiki/Salt_%28chemistry%29" text:style-name="Internet_20_link" text:visited-style-name="Visited_20_Internet_20_Link">salt</text:a> of a <text:a xlink:type="simple" xlink:href="https://en.wikipedia.org/wiki/Fatty_acid" text:style-name="Internet_20_link" text:visited-style-name="Visited_20_Internet_20_Link">fatty acid</text:a>.<text:bookmark text:name="cite_ref-1"/><text:a xlink:type="simple" xlink:href="https://en.wikipedia.org/wiki/Soap#cite_note-1" text:style-name="Internet_20_link" text:visited-style-name="Visited_20_Internet_20_Link">[1]</text:a> Household uses for soaps include <text:a xlink:type="simple" xlink:href="https://en.wikipedia.org/wiki/Washing" text:style-name="Internet_20_link" text:visited-style-name="Visited_20_Internet_20_Link">washing</text:a>, <text:a xlink:type="simple" xlink:href="https://en.wikipedia.org/wiki/Bathing" text:style-name="Internet_20_link" text:visited-style-name="Visited_20_Internet_20_Link">bathing</text:a>, and other types of <text:a xlink:type="simple" xlink:href="https://en.wikipedia.org/wiki/Housekeeping" text:style-name="Internet_20_link" text:visited-style-name="Visited_20_Internet_20_Link">housekeeping</text:a>, where soaps act as <text:a xlink:type="simple" xlink:href="https://en.wikipedia.org/wiki/Surfactant" text:style-name="Internet_20_link" text:visited-style-name="Visited_20_Internet_20_Link">surfactants</text:a>, <text:a xlink:type="simple" xlink:href="https://en.wikipedia.org/wiki/Emulsifying" text:style-name="Internet_20_link" text:visited-style-name="Visited_20_Internet_20_Link">emulsifying</text:a><text:bookmark text:name="cite_ref-2"/><text:a xlink:type="simple" xlink:href="https://en.wikipedia.org/wiki/Soap#cite_note-2" text:style-name="Internet_20_link" text:visited-style-name="Visited_20_Internet_20_Link">[2]</text:a> oils to enable them to be carried away by water. In industry they are also used in textile spinning[<text:a xlink:type="simple" xlink:href="https://en.wikipedia.org/wiki/Wikipedia:Please_clarify" text:style-name="Internet_20_link" text:visited-style-name="Visited_20_Internet_20_Link"><text:span text:style-name="T2">further explanation needed</text:span></text:a>] and are important components of some <text:a xlink:type="simple" xlink:href="https://en.wikipedia.org/wiki/Lubricant" text:style-name="Internet_20_link" text:visited-style-name="Visited_20_Internet_20_Link">lubricants</text:a>. Metal soaps are also included in modern artists' oil paints formulations as a <text:a xlink:type="simple" xlink:href="https://en.wikipedia.org/wiki/Rheology" text:style-name="Internet_20_link" text:visited-style-name="Visited_20_Internet_20_Link">rheology</text:a> modifier.<text:bookmark text:name="cite_ref-3"/><text:a xlink:type="simple" xlink:href="https://en.wikipedia.org/wiki/Soap#cite_note-3" text:style-name="Internet_20_link" text:visited-style-name="Visited_20_Internet_20_Link">[3]</text:a></text:p>
      <text:p text:style-name="Text_20_body">Soaps for cleaning are obtained by treating vegetable or animal oils and fats with a strong <text:a xlink:type="simple" xlink:href="https://en.wikipedia.org/wiki/Base_%28chemistry%29" text:style-name="Internet_20_link" text:visited-style-name="Visited_20_Internet_20_Link">base</text:a>, such as <text:a xlink:type="simple" xlink:href="https://en.wikipedia.org/wiki/Sodium_hydroxide" text:style-name="Internet_20_link" text:visited-style-name="Visited_20_Internet_20_Link">sodium hydroxide</text:a> or <text:a xlink:type="simple" xlink:href="https://en.wikipedia.org/wiki/Potassium_hydroxide" text:style-name="Internet_20_link" text:visited-style-name="Visited_20_Internet_20_Link">potassium hydroxide</text:a> in an <text:a xlink:type="simple" xlink:href="https://en.wikipedia.org/wiki/Aqueous" text:style-name="Internet_20_link" text:visited-style-name="Visited_20_Internet_20_Link">aqueous</text:a> solution. Fats and oils are composed of <text:a xlink:type="simple" xlink:href="https://en.wikipedia.org/wiki/Triglyceride" text:style-name="Internet_20_link" text:visited-style-name="Visited_20_Internet_20_Link">triglycerides</text:a>; three molecules of <text:a xlink:type="simple" xlink:href="https://en.wikipedia.org/wiki/Fatty_acids" text:style-name="Internet_20_link" text:visited-style-name="Visited_20_Internet_20_Link">fatty acids</text:a> attach to a single molecule of <text:a xlink:type="simple" xlink:href="https://en.wikipedia.org/wiki/Glycerol" text:style-name="Internet_20_link" text:visited-style-name="Visited_20_Internet_20_Link">glycerol</text:a>.<text:bookmark text:name="cite_ref-Cavitch.2C_Susan_Miller_1994_4-0"/><text:a xlink:type="simple" xlink:href="https://en.wikipedia.org/wiki/Soap#cite_note-Cavitch.2C_Susan_Miller_1994-4" text:style-name="Internet_20_link" text:visited-style-name="Visited_20_Internet_20_Link">[4]</text:a> The alkaline solution, which is often called <text:a xlink:type="simple" xlink:href="https://en.wikipedia.org/wiki/Lye" text:style-name="Internet_20_link" text:visited-style-name="Visited_20_Internet_20_Link">lye</text:a> (although the term "lye soap" refers almost exclusively to soaps made with <text:a xlink:type="simple" xlink:href="https://en.wikipedia.org/wiki/Sodium_hydroxide" text:style-name="Internet_20_link" text:visited-style-name="Visited_20_Internet_20_Link">sodium hydroxide</text:a>), induces <text:a xlink:type="simple" xlink:href="https://en.wikipedia.org/wiki/Saponification" text:style-name="Internet_20_link" text:visited-style-name="Visited_20_Internet_20_Link">saponification</text:a>.</text:p>
      <text:p text:style-name="Text_20_body">In this reaction, the triglyceride fats first <text:a xlink:type="simple" xlink:href="https://en.wikipedia.org/wiki/Hydrolysis" text:style-name="Internet_20_link" text:visited-style-name="Visited_20_Internet_20_Link">hydrolyze</text:a> into free fatty acids, and then the latter combine with the alkali to form crude soap: an amalgam of various soap salts, excess fat or alkali, water, and liberated <text:a xlink:type="simple" xlink:href="https://en.wikipedia.org/wiki/Glycerol" text:style-name="Internet_20_link" text:visited-style-name="Visited_20_Internet_20_Link">glycerol</text:a> (glycerin). The glycerin, a useful byproduct, can remain in the soap product as a softening agent, or be isolated for other uses.<text:bookmark text:name="cite_ref-Cavitch.2C_Susan_Miller_1994_4-1"/><text:a xlink:type="simple" xlink:href="https://en.wikipedia.org/wiki/Soap#cite_note-Cavitch.2C_Susan_Miller_1994-4" text:style-name="Internet_20_link" text:visited-style-name="Visited_20_Internet_20_Link">[4]</text:a></text:p>
      <text:p text:style-name="Text_20_body">Soaps are key components of most lubricating <text:a xlink:type="simple" xlink:href="https://en.wikipedia.org/wiki/Grease_%28lubricant%29" text:style-name="Internet_20_link" text:visited-style-name="Visited_20_Internet_20_Link">greases</text:a>, which are usually emulsions of <text:a xlink:type="simple" xlink:href="https://en.wikipedia.org/wiki/Calcium_stearate" text:style-name="Internet_20_link" text:visited-style-name="Visited_20_Internet_20_Link">calcium soap</text:a> or <text:a xlink:type="simple" xlink:href="https://en.wikipedia.org/wiki/Lithium_stearate" text:style-name="Internet_20_link" text:visited-style-name="Visited_20_Internet_20_Link">lithium soap</text:a> and mineral oil.<text:bookmark text:name="cite_ref-5"/><text:a xlink:type="simple" xlink:href="https://en.wikipedia.org/wiki/Soap#cite_note-5" text:style-name="Internet_20_link" text:visited-style-name="Visited_20_Internet_20_Link">[5]</text:a> Many other metallic soaps are also useful, including those of aluminium, sodium, and mixtures of them. Such soaps are also used as thickeners to increase the viscosity of oils. In ancient times, lubricating greases were made by the addition of <text:a xlink:type="simple" xlink:href="https://en.wikipedia.org/wiki/Lime_%28material%29" text:style-name="Internet_20_link" text:visited-style-name="Visited_20_Internet_20_Link">lime</text:a> to olive oil.<text:bookmark text:name="cite_ref-6"/><text:a xlink:type="simple" xlink:href="https://en.wikipedia.org/wiki/Soap#cite_note-6" text:style-name="Internet_20_link" text:visited-style-name="Visited_20_Internet_20_Link">[6]</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1T20:44:30.234515293</meta:creation-date>
    <dc:date>2017-08-01T20:48:13.193236165</dc:date>
    <meta:editing-duration>PT3M43S</meta:editing-duration>
    <meta:editing-cycles>1</meta:editing-cycles>
    <meta:document-statistic meta:table-count="0" meta:image-count="0" meta:object-count="0" meta:page-count="1" meta:paragraph-count="5" meta:word-count="269" meta:character-count="1708" meta:non-whitespace-character-count="1444"/>
    <meta:generator>LibreOffice/5.1.6.2$Linux_X86_64 LibreOffice_project/10m0$Build-2</meta:generator>
  </office:meta>
</office:document-meta>
</file>